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FreeSerif" officeooo:rsid="00235a21" officeooo:paragraph-rsid="00235a21"/>
    </style:style>
    <style:style style:name="P2" style:family="paragraph" style:parent-style-name="Standard">
      <style:text-properties style:font-name="FreeSerif" fo:font-size="12pt" officeooo:rsid="00198d52" officeooo:paragraph-rsid="00198d52" style:font-size-asian="12pt" style:font-size-complex="12pt"/>
    </style:style>
    <style:style style:name="P3" style:family="paragraph" style:parent-style-name="Standard">
      <style:text-properties style:font-name="FreeSerif" fo:font-size="12pt" officeooo:rsid="001b9dc2" officeooo:paragraph-rsid="001b9dc2" style:font-size-asian="12pt" style:font-size-complex="12pt"/>
    </style:style>
    <style:style style:name="P4" style:family="paragraph" style:parent-style-name="Standard">
      <style:text-properties officeooo:paragraph-rsid="002a3ba4"/>
    </style:style>
    <style:style style:name="P5" style:family="paragraph" style:parent-style-name="Heading_20_2">
      <style:text-properties style:font-name="FreeSans" fo:font-size="14pt" officeooo:rsid="0024a4aa" officeooo:paragraph-rsid="0024a4aa" style:font-size-asian="14pt" style:font-size-complex="14pt"/>
    </style:style>
    <style:style style:name="P6" style:family="paragraph" style:parent-style-name="Heading_20_3">
      <style:text-properties style:font-name="FreeSans" fo:font-size="12pt" fo:font-weight="bold" officeooo:rsid="0026256e" officeooo:paragraph-rsid="0026256e" style:font-name-asian="Noto Sans CJK SC" style:font-size-asian="12pt" style:font-weight-asian="bold" style:font-name-complex="Droid Sans Devanagari" style:font-size-complex="12pt" style:font-weight-complex="bold"/>
    </style:style>
    <style:style style:name="P7" style:family="paragraph" style:parent-style-name="Heading_20_3">
      <style:text-properties style:font-name="FreeSans1"/>
    </style:style>
    <style:style style:name="P8" style:family="paragraph" style:parent-style-name="Heading_20_3">
      <style:text-properties style:font-name="FreeSans1" fo:font-size="12pt" style:font-size-asian="12pt" style:font-size-complex="12pt"/>
    </style:style>
    <style:style style:name="T1" style:family="text">
      <style:text-properties officeooo:rsid="001c6261"/>
    </style:style>
    <style:style style:name="T2" style:family="text">
      <style:text-properties officeooo:rsid="001dde4c"/>
    </style:style>
    <style:style style:name="T3" style:family="text">
      <style:text-properties officeooo:rsid="0026256e"/>
    </style:style>
    <style:style style:name="T4" style:family="text">
      <style:text-properties fo:font-size="12pt" style:font-size-asian="10.5pt" style:font-size-complex="12pt"/>
    </style:style>
    <style:style style:name="T5" style:family="text">
      <style:text-properties style:font-name="FreeSerif" fo:font-size="12pt" officeooo:rsid="002a3ba4" style:font-size-asian="12pt" style:font-size-complex="12pt"/>
    </style:style>
    <style:style style:name="T6" style:family="text">
      <style:text-properties style:font-name="FreeSerif" fo:font-size="12pt" officeooo:rsid="002b66de" style:font-size-asian="12pt" style:font-size-complex="12pt"/>
    </style:style>
    <style:style style:name="T7" style:family="text">
      <style:text-properties style:font-name="FreeSerif" fo:font-size="12pt" officeooo:rsid="001c6261" style:font-size-asian="12pt" style:font-size-complex="12pt"/>
    </style:style>
    <style:style style:name="T8" style:family="text">
      <style:text-properties style:font-name="FreeSerif" fo:font-size="12pt" officeooo:rsid="0026f037"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Simon Bertlin</text:h>
      <text:h text:style-name="P6" text:outline-level="3">Sprint 1</text:h>
      <text:p text:style-name="P3">During the planning phase I worked to set up the github page and researched different type of workflows <text:span text:style-name="T1">for github</text:span>. <text:span text:style-name="T2">This also included creating tests to make sure that all members of the group are working with the same Java version and the same Android version.</text:span> <text:span text:style-name="T1">Further I’ve helped created scrum boards in trello for the project and wrote the backlog and software requirement specification. I assisted in creating the user-case diagram. I’ve been directing the workflow making sure that the group members know what is being worked on and what needs to be worked on.</text:span></text:p>
      <text:h text:style-name="P7" text:outline-level="3"><text:span text:style-name="T4">Sprint</text:span> <text:span text:style-name="T3">2</text:span></text:h>
      <text:p text:style-name="P4"><text:span text:style-name="T7">I’ve helped to plan the database and participated in the discussion on how to setup the database. Further I’ve selected the android part of the projected. Before we started work, the group members agreed on completing lab 3 in the course first so that we understand different type of patterns for creating good code. </text:span><text:span text:style-name="T8">I’ve also helped set up some of the rules for how to write certain parts of the report such as code blocks. Further I’ve started work on the GUI of the application my responsibility has been to make the login screen live up to the mock up. I’ve participated in several discussions regarding design and implementation details of the project. </text:span><text:span text:style-name="T6">I also continue to direct workflow and update members who are not present in team meetings, making sure the information we discussed are available to them. </text:span><text:span text:style-name="T8"><text:s/>Finally this sprint I’ve been working on dialog windows such as the pop up when you press a table and the popup when a waiter wants to edit an order.</text:span></text:p>
      <text:h text:style-name="P8" text:outline-level="3">Sprint <text:span text:style-name="T3">3</text:span></text:h>
      <text:p text:style-name="P4"><text:span text:style-name="T5">During this sprint I worked on the backend f</text:span><text:span text:style-name="T6">or</text:span><text:span text:style-name="T5"> the GUI parts I previously created such as the login screen and the dialog windows. </text:span><text:span text:style-name="T6">I’ve been researching fragment-to-fragment communication along with activity-to-fragment communication to make sure the project follow established conventions. <text:s/></text:span></text:p>
      <text:h text:style-name="P8" text:outline-level="3">Sprint <text:span text:style-name="T3">4</text:span></text:h>
      <text:p text:style-name="P2">Asd</text:p>
      <text:p text:style-name="P2"/>
      <text:h text:style-name="P7" text:outline-level="3">ertertewrt</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FreeSerif" officeooo:rsid="00235a21" officeooo:paragraph-rsid="00235a2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7:01:22.420383868</meta:creation-date>
    <dc:date>2020-02-25T09:59:46.633275402</dc:date>
    <meta:editing-duration>PT1H28M52S</meta:editing-duration>
    <meta:editing-cycles>15</meta:editing-cycles>
    <meta:generator>LibreOffice/6.3.4.2.0$Linux_X86_64 LibreOffice_project/30$Build-2</meta:generator>
    <meta:document-statistic meta:table-count="0" meta:image-count="0" meta:object-count="0" meta:page-count="1" meta:paragraph-count="10" meta:word-count="319" meta:character-count="1879" meta:non-whitespace-character-count="1567"/>
  </office:meta>
</office:document-meta>
</file>